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355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ri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 urodzenia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Stanowisko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 urodzenia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Stanowisko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 urodzenia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Stanowisko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Zestawienie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LOWER( CONCATENATE(MID([.A2]; 1; 1); MID([.B2]; 1; 1); MID([.C2]; 7; 2)))" office:value-type="string" office:string-value="sj71" calcext:value-type="string">
            <text:p>sj71</text:p>
          </table:table-cell>
          <table:table-cell table:formula="of:=CONCATENATE([.B2]; &quot; &quot;;  [.A2]; &quot; &quot;;  [.C2]; &quot; &quot;; [.F2])" office:value-type="string" office:string-value="Jan Smith 22-01-71 sj71" calcext:value-type="string">
            <text:p>Jan Smith 22-01-71 sj71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 CONCATENATE(MID([.A3]; 1; 1); MID([.B3]; 1; 1); MID([.C3]; 7; 2)))" office:value-type="string" office:string-value="km69" calcext:value-type="string">
            <text:p>km69</text:p>
          </table:table-cell>
          <table:table-cell table:formula="of:=CONCATENATE([.B3]; &quot; &quot;;  [.A3]; &quot; &quot;;  [.C3]; &quot; &quot;; [.F3])" office:value-type="string" office:string-value="Michal Kowal 02-12-69 km69" calcext:value-type="string">
            <text:p>Michal Kowal 02-12-69 km69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LOWER( CONCATENATE(MID([.A4]; 1; 1); MID([.B4]; 1; 1); MID([.C4]; 7; 2)))" office:value-type="string" office:string-value="aa64" calcext:value-type="string">
            <text:p>aa64</text:p>
          </table:table-cell>
          <table:table-cell table:formula="of:=CONCATENATE([.B4]; &quot; &quot;;  [.A4]; &quot; &quot;;  [.C4]; &quot; &quot;; [.F4])" office:value-type="string" office:string-value="Anna Anusz 22-08-64 aa64" calcext:value-type="string">
            <text:p>Anna Anusz 22-08-64 aa64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 CONCATENATE(MID([.A5]; 1; 1); MID([.B5]; 1; 1); MID([.C5]; 7; 2)))" office:value-type="string" office:string-value="cm68" calcext:value-type="string">
            <text:p>cm68</text:p>
          </table:table-cell>
          <table:table-cell table:formula="of:=CONCATENATE([.B5]; &quot; &quot;;  [.A5]; &quot; &quot;;  [.C5]; &quot; &quot;; [.F5])" office:value-type="string" office:string-value="Marek Chinski 14-11-68 cm68" calcext:value-type="string">
            <text:p>Marek Chinski 14-11-68 cm68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LOWER( CONCATENATE(MID([.A6]; 1; 1); MID([.B6]; 1; 1); MID([.C6]; 7; 2)))" office:value-type="string" office:string-value="mr63" calcext:value-type="string">
            <text:p>mr63</text:p>
          </table:table-cell>
          <table:table-cell table:formula="of:=CONCATENATE([.B6]; &quot; &quot;;  [.A6]; &quot; &quot;;  [.C6]; &quot; &quot;; [.F6])" office:value-type="string" office:string-value="Roman Mieta 17-03-63 mr63" calcext:value-type="string">
            <text:p>Roman Mieta 17-03-63 mr63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LOWER( CONCATENATE(MID([.A7]; 1; 1); MID([.B7]; 1; 1); MID([.C7]; 7; 2)))" office:value-type="string" office:string-value="gk67" calcext:value-type="string">
            <text:p>gk67</text:p>
          </table:table-cell>
          <table:table-cell table:formula="of:=CONCATENATE([.B7]; &quot; &quot;;  [.A7]; &quot; &quot;;  [.C7]; &quot; &quot;; [.F7])" office:value-type="string" office:string-value="Karol Gates 18-05-67 gk67" calcext:value-type="string">
            <text:p>Karol Gates 18-05-67 gk67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 CONCATENATE(MID([.A8]; 1; 1); MID([.B8]; 1; 1); MID([.C8]; 7; 2)))" office:value-type="string" office:string-value="ja68" calcext:value-type="string">
            <text:p>ja68</text:p>
          </table:table-cell>
          <table:table-cell table:formula="of:=CONCATENATE([.B8]; &quot; &quot;;  [.A8]; &quot; &quot;;  [.C8]; &quot; &quot;; [.F8])" office:value-type="string" office:string-value="Anatol Janasik 21-01-68 ja68" calcext:value-type="string">
            <text:p>Anatol Janasik 21-01-68 ja68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LOWER( CONCATENATE(MID([.A9]; 1; 1); MID([.B9]; 1; 1); MID([.C9]; 7; 2)))" office:value-type="string" office:string-value="me63" calcext:value-type="string">
            <text:p>me63</text:p>
          </table:table-cell>
          <table:table-cell table:formula="of:=CONCATENATE([.B9]; &quot; &quot;;  [.A9]; &quot; &quot;;  [.C9]; &quot; &quot;; [.F9])" office:value-type="string" office:string-value="Ewa Milion 14-02-63 me63" calcext:value-type="string">
            <text:p>Ewa Milion 14-02-63 me63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 CONCATENATE(MID([.A10]; 1; 1); MID([.B10]; 1; 1); MID([.C10]; 7; 2)))" office:value-type="string" office:string-value="bb70" calcext:value-type="string">
            <text:p>bb70</text:p>
          </table:table-cell>
          <table:table-cell table:formula="of:=CONCATENATE([.B10]; &quot; &quot;;  [.A10]; &quot; &quot;;  [.C10]; &quot; &quot;; [.F10])" office:value-type="string" office:string-value="Bogdan Bosman 01-01-70 bb70" calcext:value-type="string">
            <text:p>Bogdan Bosman 01-01-70 bb70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LOWER( CONCATENATE(MID([.A11]; 1; 1); MID([.B11]; 1; 1); MID([.C11]; 7; 2)))" office:value-type="string" office:string-value="kd68" calcext:value-type="string">
            <text:p>kd68</text:p>
          </table:table-cell>
          <table:table-cell table:formula="of:=CONCATENATE([.B11]; &quot; &quot;;  [.A11]; &quot; &quot;;  [.C11]; &quot; &quot;; [.F11])" office:value-type="string" office:string-value="Dariusz Kildare 27-02-68 kd68" calcext:value-type="string">
            <text:p>Dariusz Kildare 27-02-68 kd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LOWER( CONCATENATE(MID([.A12]; 1; 1); MID([.B12]; 1; 1); MID([.C12]; 7; 2)))" office:value-type="string" office:string-value="hj68" calcext:value-type="string">
            <text:p>hj68</text:p>
          </table:table-cell>
          <table:table-cell table:formula="of:=CONCATENATE([.B12]; &quot; &quot;;  [.A12]; &quot; &quot;;  [.C12]; &quot; &quot;; [.F12])" office:value-type="string" office:string-value="Jakub Holmes 30-06-68 hj68" calcext:value-type="string">
            <text:p>Jakub Holmes 30-06-68 hj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 CONCATENATE(MID([.A13]; 1; 1); MID([.B13]; 1; 1); MID([.C13]; 7; 2)))" office:value-type="string" office:string-value="kj66" calcext:value-type="string">
            <text:p>kj66</text:p>
          </table:table-cell>
          <table:table-cell table:formula="of:=CONCATENATE([.B13]; &quot; &quot;;  [.A13]; &quot; &quot;;  [.C13]; &quot; &quot;; [.F13])" office:value-type="string" office:string-value="Jan Kmicic 10-08-66 kj66" calcext:value-type="string">
            <text:p>Jan Kmicic 10-08-66 k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LOWER( CONCATENATE(MID([.A14]; 1; 1); MID([.B14]; 1; 1); MID([.C14]; 7; 2)))" office:value-type="string" office:string-value="pg63" calcext:value-type="string">
            <text:p>pg63</text:p>
          </table:table-cell>
          <table:table-cell table:formula="of:=CONCATENATE([.B14]; &quot; &quot;;  [.A14]; &quot; &quot;;  [.C14]; &quot; &quot;; [.F14]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 CONCATENATE(MID([.A15]; 1; 1); MID([.B15]; 1; 1); MID([.C15]; 7; 2)))" office:value-type="string" office:string-value="gg66" calcext:value-type="string">
            <text:p>gg66</text:p>
          </table:table-cell>
          <table:table-cell table:formula="of:=CONCATENATE([.B15]; &quot; &quot;;  [.A15]; &quot; &quot;;  [.C15]; &quot; &quot;; [.F15])" office:value-type="string" office:string-value="Grzegorz Gigant 16-11-66 gg66" calcext:value-type="string">
            <text:p>Grzegorz Gigant 16-11-66 gg66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LOWER( CONCATENATE(MID([.A16]; 1; 1); MID([.B16]; 1; 1); MID([.C16]; 7; 2)))" office:value-type="string" office:string-value="is66" calcext:value-type="string">
            <text:p>is66</text:p>
          </table:table-cell>
          <table:table-cell table:formula="of:=CONCATENATE([.B16]; &quot; &quot;;  [.A16]; &quot; &quot;;  [.C16]; &quot; &quot;; [.F16])" office:value-type="string" office:string-value="Stefan Inny 07-06-66 is66" calcext:value-type="string">
            <text:p>Stefan Inny 07-06-66 is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 CONCATENATE(MID([.A17]; 1; 1); MID([.B17]; 1; 1); MID([.C17]; 7; 2)))" office:value-type="string" office:string-value="rs68" calcext:value-type="string">
            <text:p>rs68</text:p>
          </table:table-cell>
          <table:table-cell table:formula="of:=CONCATENATE([.B17]; &quot; &quot;;  [.A17]; &quot; &quot;;  [.C17]; &quot; &quot;; [.F17])" office:value-type="string" office:string-value="Stanislaw Rozny 22-01-68 rs68" calcext:value-type="string">
            <text:p>Stanislaw Rozny 22-01-68 rs68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 CONCATENATE(MID([.A18]; 1; 1); MID([.B18]; 1; 1); MID([.C18]; 7; 2)))" office:value-type="string" office:string-value="bb66" calcext:value-type="string">
            <text:p>bb66</text:p>
          </table:table-cell>
          <table:table-cell table:formula="of:=CONCATENATE([.B18]; &quot; &quot;;  [.A18]; &quot; &quot;;  [.C18]; &quot; &quot;; [.F18])" office:value-type="string" office:string-value="Bohdan Boss 26-03-66 bb66" calcext:value-type="string">
            <text:p>Bohdan Boss 26-03-66 bb66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LOWER( CONCATENATE(MID([.A19]; 1; 1); MID([.B19]; 1; 1); MID([.C19]; 7; 2)))" office:value-type="string" office:string-value="ga70" calcext:value-type="string">
            <text:p>ga70</text:p>
          </table:table-cell>
          <table:table-cell table:formula="of:=CONCATENATE([.B19]; &quot; &quot;;  [.A19]; &quot; &quot;;  [.C19]; &quot; &quot;; [.F19])" office:value-type="string" office:string-value="Anna Gates 03-07-70 ga70" calcext:value-type="string">
            <text:p>Anna Gates 03-07-70 ga70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LOWER( CONCATENATE(MID([.A20]; 1; 1); MID([.B20]; 1; 1); MID([.C20]; 7; 2)))" office:value-type="string" office:string-value="ps65" calcext:value-type="string">
            <text:p>ps65</text:p>
          </table:table-cell>
          <table:table-cell table:formula="of:=CONCATENATE([.B20]; &quot; &quot;;  [.A20]; &quot; &quot;;  [.C20]; &quot; &quot;; [.F20])" office:value-type="string" office:string-value="Stanislaw Potocki 01-09-65 ps65" calcext:value-type="string">
            <text:p>Stanislaw Potocki 01-09-65 ps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LOWER( CONCATENATE(MID([.A21]; 1; 1); MID([.B21]; 1; 1); MID([.C21]; 7; 2)))" office:value-type="string" office:string-value="mk65" calcext:value-type="string">
            <text:p>mk65</text:p>
          </table:table-cell>
          <table:table-cell table:formula="of:=CONCATENATE([.B21]; &quot; &quot;;  [.A21]; &quot; &quot;;  [.C21]; &quot; &quot;; [.F21])" office:value-type="string" office:string-value="Karol Mieta 04-05-65 mk65" calcext:value-type="string">
            <text:p>Karol Mieta 04-05-65 mk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LOWER( CONCATENATE(MID([.A22]; 1; 1); MID([.B22]; 1; 1); MID([.C22]; 7; 2)))" office:value-type="string" office:string-value="bj67" calcext:value-type="string">
            <text:p>bj67</text:p>
          </table:table-cell>
          <table:table-cell table:formula="of:=CONCATENATE([.B22]; &quot; &quot;;  [.A22]; &quot; &quot;;  [.C22]; &quot; &quot;; [.F22])" office:value-type="string" office:string-value="Jan Bosman 04-05-67 bj67" calcext:value-type="string">
            <text:p>Jan Bosman 04-05-67 bj67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LOWER( CONCATENATE(MID([.A23]; 1; 1); MID([.B23]; 1; 1); MID([.C23]; 7; 2)))" office:value-type="string" office:string-value="sj65" calcext:value-type="string">
            <text:p>sj65</text:p>
          </table:table-cell>
          <table:table-cell table:formula="of:=CONCATENATE([.B23]; &quot; &quot;;  [.A23]; &quot; &quot;;  [.C23]; &quot; &quot;; [.F23])" office:value-type="string" office:string-value="Jan Smith 25-04-65 sj65" calcext:value-type="string">
            <text:p>Jan Smith 25-04-65 sj65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LOWER( CONCATENATE(MID([.A24]; 1; 1); MID([.B24]; 1; 1); MID([.C24]; 7; 2)))" office:value-type="string" office:string-value="rm65" calcext:value-type="string">
            <text:p>rm65</text:p>
          </table:table-cell>
          <table:table-cell table:formula="of:=CONCATENATE([.B24]; &quot; &quot;;  [.A24]; &quot; &quot;;  [.C24]; &quot; &quot;; [.F24])" office:value-type="string" office:string-value="Michal Rozny 22-05-65 rm65" calcext:value-type="string">
            <text:p>Michal Rozny 22-05-65 rm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LOWER( CONCATENATE(MID([.A25]; 1; 1); MID([.B25]; 1; 1); MID([.C25]; 7; 2)))" office:value-type="string" office:string-value="pa65" calcext:value-type="string">
            <text:p>pa65</text:p>
          </table:table-cell>
          <table:table-cell table:formula="of:=CONCATENATE([.B25]; &quot; &quot;;  [.A25]; &quot; &quot;;  [.C25]; &quot; &quot;; [.F25])" office:value-type="string" office:string-value="Anna Potocki 01-10-65 pa65" calcext:value-type="string">
            <text:p>Anna Potocki 01-10-65 pa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 CONCATENATE(MID([.A26]; 1; 1); MID([.B26]; 1; 1); MID([.C26]; 7; 2)))" office:value-type="string" office:string-value="pk65" calcext:value-type="string">
            <text:p>pk65</text:p>
          </table:table-cell>
          <table:table-cell table:formula="of:=CONCATENATE([.B26]; &quot; &quot;;  [.A26]; &quot; &quot;;  [.C26]; &quot; &quot;; [.F26])" office:value-type="string" office:string-value="Karol Potocki 13-01-65 pk65" calcext:value-type="string">
            <text:p>Karol Potocki 13-01-65 pk65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LOWER( CONCATENATE(MID([.A27]; 1; 1); MID([.B27]; 1; 1); MID([.C27]; 7; 2)))" office:value-type="string" office:string-value="mr66" calcext:value-type="string">
            <text:p>mr66</text:p>
          </table:table-cell>
          <table:table-cell table:formula="of:=CONCATENATE([.B27]; &quot; &quot;;  [.A27]; &quot; &quot;;  [.C27]; &quot; &quot;; [.F27])" office:value-type="string" office:string-value="Roman Milion 02-10-66 mr66" calcext:value-type="string">
            <text:p>Roman Milion 02-10-66 mr66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LOWER( CONCATENATE(MID([.A28]; 1; 1); MID([.B28]; 1; 1); MID([.C28]; 7; 2)))" office:value-type="string" office:string-value="mk65" calcext:value-type="string">
            <text:p>mk65</text:p>
          </table:table-cell>
          <table:table-cell table:formula="of:=CONCATENATE([.B28]; &quot; &quot;;  [.A28]; &quot; &quot;;  [.C28]; &quot; &quot;; [.F28])" office:value-type="string" office:string-value="Karol Mieta 16-05-65 mk65" calcext:value-type="string">
            <text:p>Karol Mieta 16-05-65 mk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LOWER( CONCATENATE(MID([.A29]; 1; 1); MID([.B29]; 1; 1); MID([.C29]; 7; 2)))" office:value-type="string" office:string-value="ma70" calcext:value-type="string">
            <text:p>ma70</text:p>
          </table:table-cell>
          <table:table-cell table:formula="of:=CONCATENATE([.B29]; &quot; &quot;;  [.A29]; &quot; &quot;;  [.C29]; &quot; &quot;; [.F29])" office:value-type="string" office:string-value="Anatol Mieta 05-07-70 ma70" calcext:value-type="string">
            <text:p>Anatol Mieta 05-07-70 ma70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LOWER( CONCATENATE(MID([.A30]; 1; 1); MID([.B30]; 1; 1); MID([.C30]; 7; 2)))" office:value-type="string" office:string-value="ke70" calcext:value-type="string">
            <text:p>ke70</text:p>
          </table:table-cell>
          <table:table-cell table:formula="of:=CONCATENATE([.B30]; &quot; &quot;;  [.A30]; &quot; &quot;;  [.C30]; &quot; &quot;; [.F30])" office:value-type="string" office:string-value="Ewa Kowal 12-01-70 ke70" calcext:value-type="string">
            <text:p>Ewa Kowal 12-01-70 ke70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LOWER( CONCATENATE(MID([.A31]; 1; 1); MID([.B31]; 1; 1); MID([.C31]; 7; 2)))" office:value-type="string" office:string-value="kb64" calcext:value-type="string">
            <text:p>kb64</text:p>
          </table:table-cell>
          <table:table-cell table:formula="of:=CONCATENATE([.B31]; &quot; &quot;;  [.A31]; &quot; &quot;;  [.C31]; &quot; &quot;; [.F31])" office:value-type="string" office:string-value="Bogdan Kmicic 13-06-64 kb64" calcext:value-type="string">
            <text:p>Bogdan Kmicic 13-06-64 kb64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 CONCATENATE(MID([.A32]; 1; 1); MID([.B32]; 1; 1); MID([.C32]; 7; 2)))" office:value-type="string" office:string-value="ka70" calcext:value-type="string">
            <text:p>ka70</text:p>
          </table:table-cell>
          <table:table-cell table:formula="of:=CONCATENATE([.B32]; &quot; &quot;;  [.A32]; &quot; &quot;;  [.C32]; &quot; &quot;; [.F32])" office:value-type="string" office:string-value="Anna Kopec 15-10-70 ka70" calcext:value-type="string">
            <text:p>Anna Kopec 15-10-70 ka70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LOWER( CONCATENATE(MID([.A33]; 1; 1); MID([.B33]; 1; 1); MID([.C33]; 7; 2)))" office:value-type="string" office:string-value="ji69" calcext:value-type="string">
            <text:p>ji69</text:p>
          </table:table-cell>
          <table:table-cell table:formula="of:=CONCATENATE([.B33]; &quot; &quot;;  [.A33]; &quot; &quot;;  [.C33]; &quot; &quot;; [.F33])" office:value-type="string" office:string-value="Iza Janasik 24-02-69 ji69" calcext:value-type="string">
            <text:p>Iza Janasik 24-02-69 ji69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 CONCATENATE(MID([.A34]; 1; 1); MID([.B34]; 1; 1); MID([.C34]; 7; 2)))" office:value-type="string" office:string-value="ij68" calcext:value-type="string">
            <text:p>ij68</text:p>
          </table:table-cell>
          <table:table-cell table:formula="of:=CONCATENATE([.B34]; &quot; &quot;;  [.A34]; &quot; &quot;;  [.C34]; &quot; &quot;; [.F34])" office:value-type="string" office:string-value="Jan Inny 28-02-68 ij68" calcext:value-type="string">
            <text:p>Jan Inny 28-02-68 ij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LOWER( CONCATENATE(MID([.A35]; 1; 1); MID([.B35]; 1; 1); MID([.C35]; 7; 2)))" office:value-type="string" office:string-value="ha70" calcext:value-type="string">
            <text:p>ha70</text:p>
          </table:table-cell>
          <table:table-cell table:formula="of:=CONCATENATE([.B35]; &quot; &quot;;  [.A35]; &quot; &quot;;  [.C35]; &quot; &quot;; [.F35])" office:value-type="string" office:string-value="Adam Holmes 25-12-70 ha70" calcext:value-type="string">
            <text:p>Adam Holmes 25-12-70 ha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LOWER( CONCATENATE(MID([.A36]; 1; 1); MID([.B36]; 1; 1); MID([.C36]; 7; 2)))" office:value-type="string" office:string-value="gg68" calcext:value-type="string">
            <text:p>gg68</text:p>
          </table:table-cell>
          <table:table-cell table:formula="of:=CONCATENATE([.B36]; &quot; &quot;;  [.A36]; &quot; &quot;;  [.C36]; &quot; &quot;; [.F36])" office:value-type="string" office:string-value="Grzegorz Gigant 25-02-68 gg68" calcext:value-type="string">
            <text:p>Grzegorz Gigant 25-02-68 gg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LOWER( CONCATENATE(MID([.A37]; 1; 1); MID([.B37]; 1; 1); MID([.C37]; 7; 2)))" office:value-type="string" office:string-value="gs65" calcext:value-type="string">
            <text:p>gs65</text:p>
          </table:table-cell>
          <table:table-cell table:formula="of:=CONCATENATE([.B37]; &quot; &quot;;  [.A37]; &quot; &quot;;  [.C37]; &quot; &quot;; [.F37])" office:value-type="string" office:string-value="Stefan Gates 18-11-65 gs65" calcext:value-type="string">
            <text:p>Stefan Gates 18-11-65 gs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LOWER( CONCATENATE(MID([.A38]; 1; 1); MID([.B38]; 1; 1); MID([.C38]; 7; 2)))" office:value-type="string" office:string-value="gs68" calcext:value-type="string">
            <text:p>gs68</text:p>
          </table:table-cell>
          <table:table-cell table:formula="of:=CONCATENATE([.B38]; &quot; &quot;;  [.A38]; &quot; &quot;;  [.C38]; &quot; &quot;; [.F38])" office:value-type="string" office:string-value="Stanislaw Gates 05-01-68 gs68" calcext:value-type="string">
            <text:p>Stanislaw Gates 05-01-68 gs68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 CONCATENATE(MID([.A39]; 1; 1); MID([.B39]; 1; 1); MID([.C39]; 7; 2)))" office:value-type="string" office:string-value="cb69" calcext:value-type="string">
            <text:p>cb69</text:p>
          </table:table-cell>
          <table:table-cell table:formula="of:=CONCATENATE([.B39]; &quot; &quot;;  [.A39]; &quot; &quot;;  [.C39]; &quot; &quot;; [.F39])" office:value-type="string" office:string-value="Bohdan Chinski 04-05-69 cb69" calcext:value-type="string">
            <text:p>Bohdan Chinski 04-05-69 cb69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LOWER( CONCATENATE(MID([.A40]; 1; 1); MID([.B40]; 1; 1); MID([.C40]; 7; 2)))" office:value-type="string" office:string-value="ba65" calcext:value-type="string">
            <text:p>ba65</text:p>
          </table:table-cell>
          <table:table-cell table:formula="of:=CONCATENATE([.B40]; &quot; &quot;;  [.A40]; &quot; &quot;;  [.C40]; &quot; &quot;; [.F40])" office:value-type="string" office:string-value="Anna Boss 25-04-65 ba65" calcext:value-type="string">
            <text:p>Anna Boss 25-04-65 ba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 CONCATENATE(MID([.A41]; 1; 1); MID([.B41]; 1; 1); MID([.C41]; 7; 2)))" office:value-type="string" office:string-value="bs69" calcext:value-type="string">
            <text:p>bs69</text:p>
          </table:table-cell>
          <table:table-cell table:formula="of:=CONCATENATE([.B41]; &quot; &quot;;  [.A41]; &quot; &quot;;  [.C41]; &quot; &quot;; [.F41])" office:value-type="string" office:string-value="Stanislaw Bosman 18-09-69 bs69" calcext:value-type="string">
            <text:p>Stanislaw Bosman 18-09-69 bs69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 CONCATENATE(MID([.A42]; 1; 1); MID([.B42]; 1; 1); MID([.C42]; 7; 2)))" office:value-type="string" office:string-value="bk70" calcext:value-type="string">
            <text:p>bk70</text:p>
          </table:table-cell>
          <table:table-cell table:formula="of:=CONCATENATE([.B42]; &quot; &quot;;  [.A42]; &quot; &quot;;  [.C42]; &quot; &quot;; [.F42])" office:value-type="string" office:string-value="Karol Bosman 29-09-70 bk70" calcext:value-type="string">
            <text:p>Karol Bosman 29-09-70 bk70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LOWER( CONCATENATE(MID([.A43]; 1; 1); MID([.B43]; 1; 1); MID([.C43]; 7; 2)))" office:value-type="string" office:string-value="aj65" calcext:value-type="string">
            <text:p>aj65</text:p>
          </table:table-cell>
          <table:table-cell table:formula="of:=CONCATENATE([.B43]; &quot; &quot;;  [.A43]; &quot; &quot;;  [.C43]; &quot; &quot;; [.F43])" office:value-type="string" office:string-value="Jan Aanusz 02-02-65 aj65" calcext:value-type="string">
            <text:p>Jan Aanusz 02-02-65 aj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 CONCATENATE(MID([.A44]; 1; 1); MID([.B44]; 1; 1); MID([.C44]; 7; 2)))" office:value-type="string" office:string-value="kb70" calcext:value-type="string">
            <text:p>kb70</text:p>
          </table:table-cell>
          <table:table-cell table:formula="of:=CONCATENATE([.B44]; &quot; &quot;;  [.A44]; &quot; &quot;;  [.C44]; &quot; &quot;; [.F44])" office:value-type="string" office:string-value="Barbara Kiel 05-09-70 kb70" calcext:value-type="string">
            <text:p>Barbara Kiel 05-09-70 kb70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 CONCATENATE(MID([.A45]; 1; 1); MID([.B45]; 1; 1); MID([.C45]; 7; 2)))" office:value-type="string" office:string-value="gz67" calcext:value-type="string">
            <text:p>gz67</text:p>
          </table:table-cell>
          <table:table-cell table:formula="of:=CONCATENATE([.B45]; &quot; &quot;;  [.A45]; &quot; &quot;;  [.C45]; &quot; &quot;; [.F45])" office:value-type="string" office:string-value="Zenon Gagatek 03-12-67 gz67" calcext:value-type="string">
            <text:p>Zenon Gagatek 03-12-67 gz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LOWER( CONCATENATE(MID([.A46]; 1; 1); MID([.B46]; 1; 1); MID([.C46]; 7; 2)))" office:value-type="string" office:string-value="bm70" calcext:value-type="string">
            <text:p>bm70</text:p>
          </table:table-cell>
          <table:table-cell table:formula="of:=CONCATENATE([.B46]; &quot; &quot;;  [.A46]; &quot; &quot;;  [.C46]; &quot; &quot;; [.F46])" office:value-type="string" office:string-value="Michal Borowik 10-12-70 bm70" calcext:value-type="string">
            <text:p>Michal Borowik 10-12-70 bm70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LOWER( CONCATENATE(MID([.A47]; 1; 1); MID([.B47]; 1; 1); MID([.C47]; 7; 2)))" office:value-type="string" office:string-value="sr68" calcext:value-type="string">
            <text:p>sr68</text:p>
          </table:table-cell>
          <table:table-cell table:formula="of:=CONCATENATE([.B47]; &quot; &quot;;  [.A47]; &quot; &quot;;  [.C47]; &quot; &quot;; [.F47])" office:value-type="string" office:string-value="Robert Soski 26-07-68 sr68" calcext:value-type="string">
            <text:p>Robert Soski 26-07-68 sr68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LOWER( CONCATENATE(MID([.A48]; 1; 1); MID([.B48]; 1; 1); MID([.C48]; 7; 2)))" office:value-type="string" office:string-value="mj67" calcext:value-type="string">
            <text:p>mj67</text:p>
          </table:table-cell>
          <table:table-cell table:formula="of:=CONCATENATE([.B48]; &quot; &quot;;  [.A48]; &quot; &quot;;  [.C48]; &quot; &quot;; [.F48])" office:value-type="string" office:string-value="Jacek Musial 30-08-67 mj67" calcext:value-type="string">
            <text:p>Jacek Musial 30-08-67 mj67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LOWER( CONCATENATE(MID([.A49]; 1; 1); MID([.B49]; 1; 1); MID([.C49]; 7; 2)))" office:value-type="string" office:string-value="zm65" calcext:value-type="string">
            <text:p>zm65</text:p>
          </table:table-cell>
          <table:table-cell table:formula="of:=CONCATENATE([.B49]; &quot; &quot;;  [.A49]; &quot; &quot;;  [.C49]; &quot; &quot;; [.F49])" office:value-type="string" office:string-value="Maryla Zysk 11-04-65 zm65" calcext:value-type="string">
            <text:p>Maryla Zysk 11-04-65 zm65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LOWER( CONCATENATE(MID([.A50]; 1; 1); MID([.B50]; 1; 1); MID([.C50]; 7; 2)))" office:value-type="string" office:string-value="rj67" calcext:value-type="string">
            <text:p>rj67</text:p>
          </table:table-cell>
          <table:table-cell table:formula="of:=CONCATENATE([.B50]; &quot; &quot;;  [.A50]; &quot; &quot;;  [.C50]; &quot; &quot;; [.F50])" office:value-type="string" office:string-value="Jacek Robak 02-07-67 rj67" calcext:value-type="string">
            <text:p>Jacek Robak 02-07-67 rj67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LOWER( CONCATENATE(MID([.A51]; 1; 1); MID([.B51]; 1; 1); MID([.C51]; 7; 2)))" office:value-type="string" office:string-value="sj63" calcext:value-type="string">
            <text:p>sj63</text:p>
          </table:table-cell>
          <table:table-cell table:formula="of:=CONCATENATE([.B51]; &quot; &quot;;  [.A51]; &quot; &quot;;  [.C51]; &quot; &quot;; [.F51])" office:value-type="string" office:string-value="Jacek Soplica 01-01-63 sj63" calcext:value-type="string">
            <text:p>Jacek Soplica 01-01-63 sj63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LOWER( CONCATENATE(MID([.A52]; 1; 1); MID([.B52]; 1; 1); MID([.C52]; 7; 2)))" office:value-type="string" office:string-value="st64" calcext:value-type="string">
            <text:p>st64</text:p>
          </table:table-cell>
          <table:table-cell table:formula="of:=CONCATENATE([.B52]; &quot; &quot;;  [.A52]; &quot; &quot;;  [.C52]; &quot; &quot;; [.F52])" office:value-type="string" office:string-value="Tomek Sawyer 13-09-64 st64" calcext:value-type="string">
            <text:p>Tomek Sawyer 13-09-64 st64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LOWER( CONCATENATE(MID([.A53]; 1; 1); MID([.B53]; 1; 1); MID([.C53]; 7; 2)))" office:value-type="string" office:string-value="ka64" calcext:value-type="string">
            <text:p>ka64</text:p>
          </table:table-cell>
          <table:table-cell table:formula="of:=CONCATENATE([.B53]; &quot; &quot;;  [.A53]; &quot; &quot;;  [.C53]; &quot; &quot;; [.F53])" office:value-type="string" office:string-value="Anatol Kowalski 10-03-64 ka64" calcext:value-type="string">
            <text:p>Anatol Kowalski 10-03-64 ka64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LOWER( CONCATENATE(MID([.A54]; 1; 1); MID([.B54]; 1; 1); MID([.C54]; 7; 2)))" office:value-type="string" office:string-value="gs66" calcext:value-type="string">
            <text:p>gs66</text:p>
          </table:table-cell>
          <table:table-cell table:formula="of:=CONCATENATE([.B54]; &quot; &quot;;  [.A54]; &quot; &quot;;  [.C54]; &quot; &quot;; [.F54])" office:value-type="string" office:string-value="Szymon Grzeskowia 01-01-66 gs66" calcext:value-type="string">
            <text:p>Szymon Grzeskowia 01-01-66 gs66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LOWER( CONCATENATE(MID([.A55]; 1; 1); MID([.B55]; 1; 1); MID([.C55]; 7; 2)))" office:value-type="string" office:string-value="bm64" calcext:value-type="string">
            <text:p>bm64</text:p>
          </table:table-cell>
          <table:table-cell table:formula="of:=CONCATENATE([.B55]; &quot; &quot;;  [.A55]; &quot; &quot;;  [.C55]; &quot; &quot;; [.F55])" office:value-type="string" office:string-value="Michal Boruta 21-12-64 bm64" calcext:value-type="string">
            <text:p>Michal Boruta 21-12-64 bm64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LOWER( CONCATENATE(MID([.A56]; 1; 1); MID([.B56]; 1; 1); MID([.C56]; 7; 2)))" office:value-type="string" office:string-value="jm68" calcext:value-type="string">
            <text:p>jm68</text:p>
          </table:table-cell>
          <table:table-cell table:formula="of:=CONCATENATE([.B56]; &quot; &quot;;  [.A56]; &quot; &quot;;  [.C56]; &quot; &quot;; [.F56])" office:value-type="string" office:string-value="Monika Jasiak 08-03-68 jm68" calcext:value-type="string">
            <text:p>Monika Jasiak 08-03-68 jm68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LOWER( CONCATENATE(MID([.A57]; 1; 1); MID([.B57]; 1; 1); MID([.C57]; 7; 2)))" office:value-type="string" office:string-value="za66" calcext:value-type="string">
            <text:p>za66</text:p>
          </table:table-cell>
          <table:table-cell table:formula="of:=CONCATENATE([.B57]; &quot; &quot;;  [.A57]; &quot; &quot;;  [.C57]; &quot; &quot;; [.F57])" office:value-type="string" office:string-value="Anatol Zysk 07-03-66 za66" calcext:value-type="string">
            <text:p>Anatol Zysk 07-03-66 za66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 CONCATENATE(MID([.A58]; 1; 1); MID([.B58]; 1; 1); MID([.C58]; 7; 2)))" office:value-type="string" office:string-value="sj65" calcext:value-type="string">
            <text:p>sj65</text:p>
          </table:table-cell>
          <table:table-cell table:formula="of:=CONCATENATE([.B58]; &quot; &quot;;  [.A58]; &quot; &quot;;  [.C58]; &quot; &quot;; [.F58])" office:value-type="string" office:string-value="Jacek Soplica 19-05-65 sj65" calcext:value-type="string">
            <text:p>Jacek Soplica 19-05-65 sj65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 CONCATENATE(MID([.A59]; 1; 1); MID([.B59]; 1; 1); MID([.C59]; 7; 2)))" office:value-type="string" office:string-value="sj61" calcext:value-type="string">
            <text:p>sj61</text:p>
          </table:table-cell>
          <table:table-cell table:formula="of:=CONCATENATE([.B59]; &quot; &quot;;  [.A59]; &quot; &quot;;  [.C59]; &quot; &quot;; [.F59])" office:value-type="string" office:string-value="Jacek Sawyer 22-03-61 sj61" calcext:value-type="string">
            <text:p>Jacek Sawyer 22-03-61 sj61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LOWER( CONCATENATE(MID([.A60]; 1; 1); MID([.B60]; 1; 1); MID([.C60]; 7; 2)))" office:value-type="string" office:string-value="rm65" calcext:value-type="string">
            <text:p>rm65</text:p>
          </table:table-cell>
          <table:table-cell table:formula="of:=CONCATENATE([.B60]; &quot; &quot;;  [.A60]; &quot; &quot;;  [.C60]; &quot; &quot;; [.F60])" office:value-type="string" office:string-value="Marta Robak 16-07-65 rm65" calcext:value-type="string">
            <text:p>Marta Robak 16-07-65 rm65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LOWER( CONCATENATE(MID([.A61]; 1; 1); MID([.B61]; 1; 1); MID([.C61]; 7; 2)))" office:value-type="string" office:string-value="km63" calcext:value-type="string">
            <text:p>km63</text:p>
          </table:table-cell>
          <table:table-cell table:formula="of:=CONCATENATE([.B61]; &quot; &quot;;  [.A61]; &quot; &quot;;  [.C61]; &quot; &quot;; [.F61])" office:value-type="string" office:string-value="Michal Kowalski 09-11-63 km63" calcext:value-type="string">
            <text:p>Michal Kowalski 09-11-63 km63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LOWER( CONCATENATE(MID([.A62]; 1; 1); MID([.B62]; 1; 1); MID([.C62]; 7; 2)))" office:value-type="string" office:string-value="jm68" calcext:value-type="string">
            <text:p>jm68</text:p>
          </table:table-cell>
          <table:table-cell table:formula="of:=CONCATENATE([.B62]; &quot; &quot;;  [.A62]; &quot; &quot;;  [.C62]; &quot; &quot;; [.F62])" office:value-type="string" office:string-value="Morus Jasiak 15-07-68 jm68" calcext:value-type="string">
            <text:p>Morus Jasiak 15-07-68 jm68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 CONCATENATE(MID([.A63]; 1; 1); MID([.B63]; 1; 1); MID([.C63]; 7; 2)))" office:value-type="string" office:string-value="gs69" calcext:value-type="string">
            <text:p>gs69</text:p>
          </table:table-cell>
          <table:table-cell table:formula="of:=CONCATENATE([.B63]; &quot; &quot;;  [.A63]; &quot; &quot;;  [.C63]; &quot; &quot;; [.F63])" office:value-type="string" office:string-value="Szymon Grzeskowiak 14-05-69 gs69" calcext:value-type="string">
            <text:p>Szymon Grzeskowiak 14-05-69 gs69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LOWER( CONCATENATE(MID([.A64]; 1; 1); MID([.B64]; 1; 1); MID([.C64]; 7; 2)))" office:value-type="string" office:string-value="bt65" calcext:value-type="string">
            <text:p>bt65</text:p>
          </table:table-cell>
          <table:table-cell table:formula="of:=CONCATENATE([.B64]; &quot; &quot;;  [.A64]; &quot; &quot;;  [.C64]; &quot; &quot;; [.F64])" office:value-type="string" office:string-value="Tomek Boruta 25-12-65 bt65" calcext:value-type="string">
            <text:p>Tomek Boruta 25-12-65 bt65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LOWER( CONCATENATE(MID([.A65]; 1; 1); MID([.B65]; 1; 1); MID([.C65]; 7; 2)))" office:value-type="string" office:string-value="sa55" calcext:value-type="string">
            <text:p>sa55</text:p>
          </table:table-cell>
          <table:table-cell table:formula="of:=CONCATENATE([.B65]; &quot; &quot;;  [.A65]; &quot; &quot;;  [.C65]; &quot; &quot;; [.F65])" office:value-type="string" office:string-value="Andrzej Szumowski 26-11-55 sa55" calcext:value-type="string">
            <text:p>Andrzej Szumowski 26-11-55 sa55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LOWER( CONCATENATE(MID([.A66]; 1; 1); MID([.B66]; 1; 1); MID([.C66]; 7; 2)))" office:value-type="string" office:string-value="kd59" calcext:value-type="string">
            <text:p>kd59</text:p>
          </table:table-cell>
          <table:table-cell table:formula="of:=CONCATENATE([.B66]; &quot; &quot;;  [.A66]; &quot; &quot;;  [.C66]; &quot; &quot;; [.F66])" office:value-type="string" office:string-value="Dorota Karpowicz 27-03-59 kd59" calcext:value-type="string">
            <text:p>Dorota Karpowicz 27-03-59 kd59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LOWER( CONCATENATE(MID([.A67]; 1; 1); MID([.B67]; 1; 1); MID([.C67]; 7; 2)))" office:value-type="string" office:string-value="ke65" calcext:value-type="string">
            <text:p>ke65</text:p>
          </table:table-cell>
          <table:table-cell table:formula="of:=CONCATENATE([.B67]; &quot; &quot;;  [.A67]; &quot; &quot;;  [.C67]; &quot; &quot;; [.F67])" office:value-type="string" office:string-value="Ewa Kilarski 28-12-65 ke65" calcext:value-type="string">
            <text:p>Ewa Kilarski 28-12-65 ke65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LOWER( CONCATENATE(MID([.A68]; 1; 1); MID([.B68]; 1; 1); MID([.C68]; 7; 2)))" office:value-type="string" office:string-value="wf63" calcext:value-type="string">
            <text:p>wf63</text:p>
          </table:table-cell>
          <table:table-cell table:formula="of:=CONCATENATE([.B68]; &quot; &quot;;  [.A68]; &quot; &quot;;  [.C68]; &quot; &quot;; [.F68])" office:value-type="string" office:string-value="Fryderyk Waz 26-02-63 wf63" calcext:value-type="string">
            <text:p>Fryderyk Waz 26-02-63 wf63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LOWER( CONCATENATE(MID([.A69]; 1; 1); MID([.B69]; 1; 1); MID([.C69]; 7; 2)))" office:value-type="string" office:string-value="kg60" calcext:value-type="string">
            <text:p>kg60</text:p>
          </table:table-cell>
          <table:table-cell table:formula="of:=CONCATENATE([.B69]; &quot; &quot;;  [.A69]; &quot; &quot;;  [.C69]; &quot; &quot;; [.F69])" office:value-type="string" office:string-value="Grzegorz Kaminski 30-10-60 kg60" calcext:value-type="string">
            <text:p>Grzegorz Kaminski 30-10-60 kg6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LOWER( CONCATENATE(MID([.A70]; 1; 1); MID([.B70]; 1; 1); MID([.C70]; 7; 2)))" office:value-type="string" office:string-value="gg70" calcext:value-type="string">
            <text:p>gg70</text:p>
          </table:table-cell>
          <table:table-cell table:formula="of:=CONCATENATE([.B70]; &quot; &quot;;  [.A70]; &quot; &quot;;  [.C70]; &quot; &quot;; [.F70])" office:value-type="string" office:string-value="Grzegorz Gigant 10-05-70 gg70" calcext:value-type="string">
            <text:p>Grzegorz Gigant 10-05-70 gg70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LOWER( CONCATENATE(MID([.A71]; 1; 1); MID([.B71]; 1; 1); MID([.C71]; 7; 2)))" office:value-type="string" office:string-value="is63" calcext:value-type="string">
            <text:p>is63</text:p>
          </table:table-cell>
          <table:table-cell table:formula="of:=CONCATENATE([.B71]; &quot; &quot;;  [.A71]; &quot; &quot;;  [.C71]; &quot; &quot;; [.F71])" office:value-type="string" office:string-value="Stefan Inny 20-07-63 is63" calcext:value-type="string">
            <text:p>Stefan Inny 20-07-63 is63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LOWER( CONCATENATE(MID([.A72]; 1; 1); MID([.B72]; 1; 1); MID([.C72]; 7; 2)))" office:value-type="string" office:string-value="rs57" calcext:value-type="string">
            <text:p>rs57</text:p>
          </table:table-cell>
          <table:table-cell table:formula="of:=CONCATENATE([.B72]; &quot; &quot;;  [.A72]; &quot; &quot;;  [.C72]; &quot; &quot;; [.F72])" office:value-type="string" office:string-value="Stanislaw Rozny 10-06-57 rs57" calcext:value-type="string">
            <text:p>Stanislaw Rozny 10-06-57 rs57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LOWER( CONCATENATE(MID([.A73]; 1; 1); MID([.B73]; 1; 1); MID([.C73]; 7; 2)))" office:value-type="string" office:string-value="bb65" calcext:value-type="string">
            <text:p>bb65</text:p>
          </table:table-cell>
          <table:table-cell table:formula="of:=CONCATENATE([.B73]; &quot; &quot;;  [.A73]; &quot; &quot;;  [.C73]; &quot; &quot;; [.F73])" office:value-type="string" office:string-value="Bohdan Boss 11-04-65 bb65" calcext:value-type="string">
            <text:p>Bohdan Boss 11-04-65 bb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LOWER( CONCATENATE(MID([.A74]; 1; 1); MID([.B74]; 1; 1); MID([.C74]; 7; 2)))" office:value-type="string" office:string-value="ga67" calcext:value-type="string">
            <text:p>ga67</text:p>
          </table:table-cell>
          <table:table-cell table:formula="of:=CONCATENATE([.B74]; &quot; &quot;;  [.A74]; &quot; &quot;;  [.C74]; &quot; &quot;; [.F74])" office:value-type="string" office:string-value="Anna Gates 02-07-67 ga67" calcext:value-type="string">
            <text:p>Anna Gates 02-07-67 ga67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LOWER( CONCATENATE(MID([.A75]; 1; 1); MID([.B75]; 1; 1); MID([.C75]; 7; 2)))" office:value-type="string" office:string-value="ps63" calcext:value-type="string">
            <text:p>ps63</text:p>
          </table:table-cell>
          <table:table-cell table:formula="of:=CONCATENATE([.B75]; &quot; &quot;;  [.A75]; &quot; &quot;;  [.C75]; &quot; &quot;; [.F75])" office:value-type="string" office:string-value="Stanislaw Potocki 02-01-63 ps63" calcext:value-type="string">
            <text:p>Stanislaw Potocki 02-01-63 ps63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LOWER( CONCATENATE(MID([.A76]; 1; 1); MID([.B76]; 1; 1); MID([.C76]; 7; 2)))" office:value-type="string" office:string-value="mk64" calcext:value-type="string">
            <text:p>mk64</text:p>
          </table:table-cell>
          <table:table-cell table:formula="of:=CONCATENATE([.B76]; &quot; &quot;;  [.A76]; &quot; &quot;;  [.C76]; &quot; &quot;; [.F76])" office:value-type="string" office:string-value="Karol Mieta 11-09-64 mk64" calcext:value-type="string">
            <text:p>Karol Mieta 11-09-64 mk64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LOWER( CONCATENATE(MID([.A77]; 1; 1); MID([.B77]; 1; 1); MID([.C77]; 7; 2)))" office:value-type="string" office:string-value="bj64" calcext:value-type="string">
            <text:p>bj64</text:p>
          </table:table-cell>
          <table:table-cell table:formula="of:=CONCATENATE([.B77]; &quot; &quot;;  [.A77]; &quot; &quot;;  [.C77]; &quot; &quot;; [.F77])" office:value-type="string" office:string-value="Jan Bosman 30-04-64 bj64" calcext:value-type="string">
            <text:p>Jan Bosman 30-04-64 bj64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LOWER( CONCATENATE(MID([.A78]; 1; 1); MID([.B78]; 1; 1); MID([.C78]; 7; 2)))" office:value-type="string" office:string-value="ia68" calcext:value-type="string">
            <text:p>ia68</text:p>
          </table:table-cell>
          <table:table-cell table:formula="of:=CONCATENATE([.B78]; &quot; &quot;;  [.A78]; &quot; &quot;;  [.C78]; &quot; &quot;; [.F78])" office:value-type="string" office:string-value="Anna Inny 28-02-68 ia68" calcext:value-type="string">
            <text:p>Anna Inny 28-02-68 ia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LOWER( CONCATENATE(MID([.A79]; 1; 1); MID([.B79]; 1; 1); MID([.C79]; 7; 2)))" office:value-type="string" office:string-value="hb70" calcext:value-type="string">
            <text:p>hb70</text:p>
          </table:table-cell>
          <table:table-cell table:formula="of:=CONCATENATE([.B79]; &quot; &quot;;  [.A79]; &quot; &quot;;  [.C79]; &quot; &quot;; [.F79])" office:value-type="string" office:string-value="Barbara Holmes 25-12-70 hb70" calcext:value-type="string">
            <text:p>Barbara Holmes 25-12-70 hb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LOWER( CONCATENATE(MID([.A80]; 1; 1); MID([.B80]; 1; 1); MID([.C80]; 7; 2)))" office:value-type="string" office:string-value="gb68" calcext:value-type="string">
            <text:p>gb68</text:p>
          </table:table-cell>
          <table:table-cell table:formula="of:=CONCATENATE([.B80]; &quot; &quot;;  [.A80]; &quot; &quot;;  [.C80]; &quot; &quot;; [.F80])" office:value-type="string" office:string-value="Bohdan Gigant 25-02-68 gb68" calcext:value-type="string">
            <text:p>Bohdan Gigant 25-02-68 gb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LOWER( CONCATENATE(MID([.A81]; 1; 1); MID([.B81]; 1; 1); MID([.C81]; 7; 2)))" office:value-type="string" office:string-value="gg70" calcext:value-type="string">
            <text:p>gg70</text:p>
          </table:table-cell>
          <table:table-cell table:formula="of:=CONCATENATE([.B81]; &quot; &quot;;  [.A81]; &quot; &quot;;  [.C81]; &quot; &quot;; [.F81])" office:value-type="string" office:string-value="Grzegorz Gates 29-09-70 gg70" calcext:value-type="string">
            <text:p>Grzegorz Gates 29-09-70 gg70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LOWER( CONCATENATE(MID([.A82]; 1; 1); MID([.B82]; 1; 1); MID([.C82]; 7; 2)))" office:value-type="string" office:string-value="gj67" calcext:value-type="string">
            <text:p>gj67</text:p>
          </table:table-cell>
          <table:table-cell table:formula="of:=CONCATENATE([.B82]; &quot; &quot;;  [.A82]; &quot; &quot;;  [.C82]; &quot; &quot;; [.F82])" office:value-type="string" office:string-value="Jan Gatek 18-09-67 gj67" calcext:value-type="string">
            <text:p>Jan Gatek 18-09-67 gj67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LOWER( CONCATENATE(MID([.A83]; 1; 1); MID([.B83]; 1; 1); MID([.C83]; 7; 2)))" office:value-type="string" office:string-value="cj69" calcext:value-type="string">
            <text:p>cj69</text:p>
          </table:table-cell>
          <table:table-cell table:formula="of:=CONCATENATE([.B83]; &quot; &quot;;  [.A83]; &quot; &quot;;  [.C83]; &quot; &quot;; [.F83])" office:value-type="string" office:string-value="Jan Chrust 14-05-69 cj69" calcext:value-type="string">
            <text:p>Jan Chrust 14-05-69 cj69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LOWER( CONCATENATE(MID([.A84]; 1; 1); MID([.B84]; 1; 1); MID([.C84]; 7; 2)))" office:value-type="string" office:string-value="bj62" calcext:value-type="string">
            <text:p>bj62</text:p>
          </table:table-cell>
          <table:table-cell table:formula="of:=CONCATENATE([.B84]; &quot; &quot;;  [.A84]; &quot; &quot;;  [.C84]; &quot; &quot;; [.F84])" office:value-type="string" office:string-value="Janusz Bastek 05-01-62 bj62" calcext:value-type="string">
            <text:p>Janusz Bastek 05-01-62 bj62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 CONCATENATE(MID([.A85]; 1; 1); MID([.B85]; 1; 1); MID([.C85]; 7; 2)))" office:value-type="string" office:string-value="bk62" calcext:value-type="string">
            <text:p>bk62</text:p>
          </table:table-cell>
          <table:table-cell table:formula="of:=CONCATENATE([.B85]; &quot; &quot;;  [.A85]; &quot; &quot;;  [.C85]; &quot; &quot;; [.F85])" office:value-type="string" office:string-value="Karol Boran 18-11-62 bk62" calcext:value-type="string">
            <text:p>Karol Boran 18-11-62 bk62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LOWER( CONCATENATE(MID([.A86]; 1; 1); MID([.B86]; 1; 1); MID([.C86]; 7; 2)))" office:value-type="string" office:string-value="bm60" calcext:value-type="string">
            <text:p>bm60</text:p>
          </table:table-cell>
          <table:table-cell table:formula="of:=CONCATENATE([.B86]; &quot; &quot;;  [.A86]; &quot; &quot;;  [.C86]; &quot; &quot;; [.F86])" office:value-type="string" office:string-value="Michal Baran 25-04-60 bm60" calcext:value-type="string">
            <text:p>Michal Baran 25-04-60 bm60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 CONCATENATE(MID([.A87]; 1; 1); MID([.B87]; 1; 1); MID([.C87]; 7; 2)))" office:value-type="string" office:string-value="as65" calcext:value-type="string">
            <text:p>as65</text:p>
          </table:table-cell>
          <table:table-cell table:formula="of:=CONCATENATE([.B87]; &quot; &quot;;  [.A87]; &quot; &quot;;  [.C87]; &quot; &quot;; [.F87])" office:value-type="string" office:string-value="Stanislaw Anusz 02-02-65 as65" calcext:value-type="string">
            <text:p>Stanislaw Anusz 02-02-65 as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LOWER( CONCATENATE(MID([.A88]; 1; 1); MID([.B88]; 1; 1); MID([.C88]; 7; 2)))" office:value-type="string" office:string-value="ks71" calcext:value-type="string">
            <text:p>ks71</text:p>
          </table:table-cell>
          <table:table-cell table:formula="of:=CONCATENATE([.B88]; &quot; &quot;;  [.A88]; &quot; &quot;;  [.C88]; &quot; &quot;; [.F88])" office:value-type="string" office:string-value="Stanislaw Kiel 05-10-71 ks71" calcext:value-type="string">
            <text:p>Stanislaw Kiel 05-10-71 ks71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LOWER( CONCATENATE(MID([.A89]; 1; 1); MID([.B89]; 1; 1); MID([.C89]; 7; 2)))" office:value-type="string" office:string-value="gs67" calcext:value-type="string">
            <text:p>gs67</text:p>
          </table:table-cell>
          <table:table-cell table:formula="of:=CONCATENATE([.B89]; &quot; &quot;;  [.A89]; &quot; &quot;;  [.C89]; &quot; &quot;; [.F89])" office:value-type="string" office:string-value="Stefan Gagatek 03-11-67 gs67" calcext:value-type="string">
            <text:p>Stefan Gagatek 03-11-67 gs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LOWER( CONCATENATE(MID([.A90]; 1; 1); MID([.B90]; 1; 1); MID([.C90]; 7; 2)))" office:value-type="string" office:string-value="bz70" calcext:value-type="string">
            <text:p>bz70</text:p>
          </table:table-cell>
          <table:table-cell table:formula="of:=CONCATENATE([.B90]; &quot; &quot;;  [.A90]; &quot; &quot;;  [.C90]; &quot; &quot;; [.F90])" office:value-type="string" office:string-value="Zenon Borowik 10-12-70 bz70" calcext:value-type="string">
            <text:p>Zenon Borowik 10-12-70 bz7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LOWER( CONCATENATE(MID([.A91]; 1; 1); MID([.B91]; 1; 1); MID([.C91]; 7; 2)))" office:value-type="string" office:string-value="km63" calcext:value-type="string">
            <text:p>km63</text:p>
          </table:table-cell>
          <table:table-cell table:formula="of:=CONCATENATE([.B91]; &quot; &quot;;  [.A91]; &quot; &quot;;  [.C91]; &quot; &quot;; [.F91])" office:value-type="string" office:string-value="Marzena Kowalski 02-01-63 km63" calcext:value-type="string">
            <text:p>Marzena Kowalski 02-01-63 km63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 CONCATENATE(MID([.A92]; 1; 1); MID([.B92]; 1; 1); MID([.C92]; 7; 2)))" office:value-type="string" office:string-value="ke64" calcext:value-type="string">
            <text:p>ke64</text:p>
          </table:table-cell>
          <table:table-cell table:formula="of:=CONCATENATE([.B92]; &quot; &quot;;  [.A92]; &quot; &quot;;  [.C92]; &quot; &quot;; [.F92])" office:value-type="string" office:string-value="Ewa Kaczan 11-09-64 ke64" calcext:value-type="string">
            <text:p>Ewa Kaczan 11-09-64 ke64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LOWER( CONCATENATE(MID([.A93]; 1; 1); MID([.B93]; 1; 1); MID([.C93]; 7; 2)))" office:value-type="string" office:string-value="wj64" calcext:value-type="string">
            <text:p>wj64</text:p>
          </table:table-cell>
          <table:table-cell table:formula="of:=CONCATENATE([.B93]; &quot; &quot;;  [.A93]; &quot; &quot;;  [.C93]; &quot; &quot;; [.F93])" office:value-type="string" office:string-value="Jan Wiss 30-04-64 wj64" calcext:value-type="string">
            <text:p>Jan Wiss 30-04-64 wj64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LOWER( CONCATENATE(MID([.A94]; 1; 1); MID([.B94]; 1; 1); MID([.C94]; 7; 2)))" office:value-type="string" office:string-value="ws57" calcext:value-type="string">
            <text:p>ws57</text:p>
          </table:table-cell>
          <table:table-cell table:formula="of:=CONCATENATE([.B94]; &quot; &quot;;  [.A94]; &quot; &quot;;  [.C94]; &quot; &quot;; [.F94])" office:value-type="string" office:string-value="Sabrina Wilk 13-12-57 ws57" calcext:value-type="string">
            <text:p>Sabrina Wilk 13-12-57 ws57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 CONCATENATE(MID([.A95]; 1; 1); MID([.B95]; 1; 1); MID([.C95]; 7; 2)))" office:value-type="string" office:string-value="pm63" calcext:value-type="string">
            <text:p>pm63</text:p>
          </table:table-cell>
          <table:table-cell table:formula="of:=CONCATENATE([.B95]; &quot; &quot;;  [.A95]; &quot; &quot;;  [.C95]; &quot; &quot;; [.F95])" office:value-type="string" office:string-value="Magdalena Paczka 16-03-63 pm63" calcext:value-type="string">
            <text:p>Magdalena Paczka 16-03-63 pm63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LOWER( CONCATENATE(MID([.A96]; 1; 1); MID([.B96]; 1; 1); MID([.C96]; 7; 2)))" office:value-type="string" office:string-value="gk61" calcext:value-type="string">
            <text:p>gk61</text:p>
          </table:table-cell>
          <table:table-cell table:formula="of:=CONCATENATE([.B96]; &quot; &quot;;  [.A96]; &quot; &quot;;  [.C96]; &quot; &quot;; [.F96])" office:value-type="string" office:string-value="Katarzyna Galazka 03-02-61 gk61" calcext:value-type="string">
            <text:p>Katarzyna Galazka 03-02-61 gk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LOWER( CONCATENATE(MID([.A97]; 1; 1); MID([.B97]; 1; 1); MID([.C97]; 7; 2)))" office:value-type="string" office:string-value="km55" calcext:value-type="string">
            <text:p>km55</text:p>
          </table:table-cell>
          <table:table-cell table:formula="of:=CONCATENATE([.B97]; &quot; &quot;;  [.A97]; &quot; &quot;;  [.C97]; &quot; &quot;; [.F97])" office:value-type="string" office:string-value="Mateusz Karpowicz 05-05-55 km55" calcext:value-type="string">
            <text:p>Mateusz Karpowicz 05-05-55 km55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 CONCATENATE(MID([.A98]; 1; 1); MID([.B98]; 1; 1); MID([.C98]; 7; 2)))" office:value-type="string" office:string-value="mk60" calcext:value-type="string">
            <text:p>mk60</text:p>
          </table:table-cell>
          <table:table-cell table:formula="of:=CONCATENATE([.B98]; &quot; &quot;;  [.A98]; &quot; &quot;;  [.C98]; &quot; &quot;; [.F98])" office:value-type="string" office:string-value="Krzysztof Mater 09-07-60 mk60" calcext:value-type="string">
            <text:p>Krzysztof Mater 09-07-60 mk60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LOWER( CONCATENATE(MID([.A99]; 1; 1); MID([.B99]; 1; 1); MID([.C99]; 7; 2)))" office:value-type="string" office:string-value="kj54" calcext:value-type="string">
            <text:p>kj54</text:p>
          </table:table-cell>
          <table:table-cell table:formula="of:=CONCATENATE([.B99]; &quot; &quot;;  [.A99]; &quot; &quot;;  [.C99]; &quot; &quot;; [.F99])" office:value-type="string" office:string-value="Jozef Kulak 21-07-54 kj54" calcext:value-type="string">
            <text:p>Jozef Kulak 21-07-54 kj54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LOWER( CONCATENATE(MID([.A100]; 1; 1); MID([.B100]; 1; 1); MID([.C100]; 7; 2)))" office:value-type="string" office:string-value="ba66" calcext:value-type="string">
            <text:p>ba66</text:p>
          </table:table-cell>
          <table:table-cell table:formula="of:=CONCATENATE([.B100]; &quot; &quot;;  [.A100]; &quot; &quot;;  [.C100]; &quot; &quot;; [.F100])" office:value-type="string" office:string-value="Anna Babiarz 07-04-66 ba66" calcext:value-type="string">
            <text:p>Anna Babiarz 07-04-66 ba66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LOWER( CONCATENATE(MID([.A101]; 1; 1); MID([.B101]; 1; 1); MID([.C101]; 7; 2)))" office:value-type="string" office:string-value="bs65" calcext:value-type="string">
            <text:p>bs65</text:p>
          </table:table-cell>
          <table:table-cell table:formula="of:=CONCATENATE([.B101]; &quot; &quot;;  [.A101]; &quot; &quot;;  [.C101]; &quot; &quot;; [.F101])" office:value-type="string" office:string-value="Stanislaw Busz 14-05-65 bs65" calcext:value-type="string">
            <text:p>Stanislaw Busz 14-05-65 bs65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LOWER( CONCATENATE(MID([.A102]; 1; 1); MID([.B102]; 1; 1); MID([.C102]; 7; 2)))" office:value-type="string" office:string-value="hk62" calcext:value-type="string">
            <text:p>hk62</text:p>
          </table:table-cell>
          <table:table-cell table:formula="of:=CONCATENATE([.B102]; &quot; &quot;;  [.A102]; &quot; &quot;;  [.C102]; &quot; &quot;; [.F102])" office:value-type="string" office:string-value="Karol Hubicki 22-03-62 hk62" calcext:value-type="string">
            <text:p>Karol Hubicki 22-03-62 hk62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LOWER( CONCATENATE(MID([.A103]; 1; 1); MID([.B103]; 1; 1); MID([.C103]; 7; 2)))" office:value-type="string" office:string-value="sj61" calcext:value-type="string">
            <text:p>sj61</text:p>
          </table:table-cell>
          <table:table-cell table:formula="of:=CONCATENATE([.B103]; &quot; &quot;;  [.A103]; &quot; &quot;;  [.C103]; &quot; &quot;; [.F103])" office:value-type="string" office:string-value="Jan Szumowski 06-10-61 sj61" calcext:value-type="string">
            <text:p>Jan Szumowski 06-10-61 sj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LOWER( CONCATENATE(MID([.A104]; 1; 1); MID([.B104]; 1; 1); MID([.C104]; 7; 2)))" office:value-type="string" office:string-value="ka53" calcext:value-type="string">
            <text:p>ka53</text:p>
          </table:table-cell>
          <table:table-cell table:formula="of:=CONCATENATE([.B104]; &quot; &quot;;  [.A104]; &quot; &quot;;  [.C104]; &quot; &quot;; [.F104])" office:value-type="string" office:string-value="Anna Karpowicz 09-11-53 ka53" calcext:value-type="string">
            <text:p>Anna Karpowicz 09-11-53 ka53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LOWER( CONCATENATE(MID([.A105]; 1; 1); MID([.B105]; 1; 1); MID([.C105]; 7; 2)))" office:value-type="string" office:string-value="kb68" calcext:value-type="string">
            <text:p>kb68</text:p>
          </table:table-cell>
          <table:table-cell table:formula="of:=CONCATENATE([.B105]; &quot; &quot;;  [.A105]; &quot; &quot;;  [.C105]; &quot; &quot;; [.F105])" office:value-type="string" office:string-value="Barbara Kilarski 15-07-68 kb68" calcext:value-type="string">
            <text:p>Barbara Kilarski 15-07-68 kb68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LOWER( CONCATENATE(MID([.A106]; 1; 1); MID([.B106]; 1; 1); MID([.C106]; 7; 2)))" office:value-type="string" office:string-value="wb59" calcext:value-type="string">
            <text:p>wb59</text:p>
          </table:table-cell>
          <table:table-cell table:formula="of:=CONCATENATE([.B106]; &quot; &quot;;  [.A106]; &quot; &quot;;  [.C106]; &quot; &quot;; [.F106])" office:value-type="string" office:string-value="Bohdan Waz 14-05-59 wb59" calcext:value-type="string">
            <text:p>Bohdan Waz 14-05-59 wb59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LOWER( CONCATENATE(MID([.A107]; 1; 1); MID([.B107]; 1; 1); MID([.C107]; 7; 2)))" office:value-type="string" office:string-value="kg65" calcext:value-type="string">
            <text:p>kg65</text:p>
          </table:table-cell>
          <table:table-cell table:formula="of:=CONCATENATE([.B107]; &quot; &quot;;  [.A107]; &quot; &quot;;  [.C107]; &quot; &quot;; [.F107])" office:value-type="string" office:string-value="Grzegorz Kaminski 21-11-65 kg65" calcext:value-type="string">
            <text:p>Grzegorz Kaminski 21-11-65 kg65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LOWER( CONCATENATE(MID([.A108]; 1; 1); MID([.B108]; 1; 1); MID([.C108]; 7; 2)))" office:value-type="string" office:string-value="jj55" calcext:value-type="string">
            <text:p>jj55</text:p>
          </table:table-cell>
          <table:table-cell table:formula="of:=CONCATENATE([.B108]; &quot; &quot;;  [.A108]; &quot; &quot;;  [.C108]; &quot; &quot;; [.F108])" office:value-type="string" office:string-value="Jan Jarek 27-01-55 jj55" calcext:value-type="string">
            <text:p>Jan Jarek 27-01-55 jj55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 CONCATENATE(MID([.A109]; 1; 1); MID([.B109]; 1; 1); MID([.C109]; 7; 2)))" office:value-type="string" office:string-value="wk60" calcext:value-type="string">
            <text:p>wk60</text:p>
          </table:table-cell>
          <table:table-cell table:formula="of:=CONCATENATE([.B109]; &quot; &quot;;  [.A109]; &quot; &quot;;  [.C109]; &quot; &quot;; [.F109])" office:value-type="string" office:string-value="Kamil Wanik 27-03-60 wk60" calcext:value-type="string">
            <text:p>Kamil Wanik 27-03-60 wk60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LOWER( CONCATENATE(MID([.A110]; 1; 1); MID([.B110]; 1; 1); MID([.C110]; 7; 2)))" office:value-type="string" office:string-value="lj64" calcext:value-type="string">
            <text:p>lj64</text:p>
          </table:table-cell>
          <table:table-cell table:formula="of:=CONCATENATE([.B110]; &quot; &quot;;  [.A110]; &quot; &quot;;  [.C110]; &quot; &quot;; [.F110])" office:value-type="string" office:string-value="Julian Lisowski 28-12-64 lj64" calcext:value-type="string">
            <text:p>Julian Lisowski 28-12-64 lj64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LOWER( CONCATENATE(MID([.A111]; 1; 1); MID([.B111]; 1; 1); MID([.C111]; 7; 2)))" office:value-type="string" office:string-value="lh63" calcext:value-type="string">
            <text:p>lh63</text:p>
          </table:table-cell>
          <table:table-cell table:formula="of:=CONCATENATE([.B111]; &quot; &quot;;  [.A111]; &quot; &quot;;  [.C111]; &quot; &quot;; [.F111])" office:value-type="string" office:string-value="Henryk Lapa 26-02-63 lh63" calcext:value-type="string">
            <text:p>Henryk Lapa 26-02-63 lh63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LOWER( CONCATENATE(MID([.A112]; 1; 1); MID([.B112]; 1; 1); MID([.C112]; 7; 2)))" office:value-type="string" office:string-value="mm60" calcext:value-type="string">
            <text:p>mm60</text:p>
          </table:table-cell>
          <table:table-cell table:formula="of:=CONCATENATE([.B112]; &quot; &quot;;  [.A112]; &quot; &quot;;  [.C112]; &quot; &quot;; [.F112])" office:value-type="string" office:string-value="Mateusz Miturski 30-10-60 mm60" calcext:value-type="string">
            <text:p>Mateusz Miturski 30-10-60 mm60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LOWER( CONCATENATE(MID([.A113]; 1; 1); MID([.B113]; 1; 1); MID([.C113]; 7; 2)))" office:value-type="string" office:string-value="lh70" calcext:value-type="string">
            <text:p>lh70</text:p>
          </table:table-cell>
          <table:table-cell table:formula="of:=CONCATENATE([.B113]; &quot; &quot;;  [.A113]; &quot; &quot;;  [.C113]; &quot; &quot;; [.F113])" office:value-type="string" office:string-value="Helena Lysiak 10-05-70 lh70" calcext:value-type="string">
            <text:p>Helena Lysiak 10-05-70 lh70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LOWER( CONCATENATE(MID([.A114]; 1; 1); MID([.B114]; 1; 1); MID([.C114]; 7; 2)))" office:value-type="string" office:string-value="wj63" calcext:value-type="string">
            <text:p>wj63</text:p>
          </table:table-cell>
          <table:table-cell table:formula="of:=CONCATENATE([.B114]; &quot; &quot;;  [.A114]; &quot; &quot;;  [.C114]; &quot; &quot;; [.F114])" office:value-type="string" office:string-value="Jan Wnuk 20-07-63 wj63" calcext:value-type="string">
            <text:p>Jan Wnuk 20-07-63 wj63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LOWER( CONCATENATE(MID([.A115]; 1; 1); MID([.B115]; 1; 1); MID([.C115]; 7; 2)))" office:value-type="string" office:string-value="mj57" calcext:value-type="string">
            <text:p>mj57</text:p>
          </table:table-cell>
          <table:table-cell table:formula="of:=CONCATENATE([.B115]; &quot; &quot;;  [.A115]; &quot; &quot;;  [.C115]; &quot; &quot;; [.F115])" office:value-type="string" office:string-value="Janusz Mazurowski 10-06-57 mj57" calcext:value-type="string">
            <text:p>Janusz Mazurowski 10-06-57 mj57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LOWER( CONCATENATE(MID([.A116]; 1; 1); MID([.B116]; 1; 1); MID([.C116]; 7; 2)))" office:value-type="string" office:string-value="bk65" calcext:value-type="string">
            <text:p>bk65</text:p>
          </table:table-cell>
          <table:table-cell table:formula="of:=CONCATENATE([.B116]; &quot; &quot;;  [.A116]; &quot; &quot;;  [.C116]; &quot; &quot;; [.F116])" office:value-type="string" office:string-value="Karol Bodek 11-05-65 bk65" calcext:value-type="string">
            <text:p>Karol Bodek 11-05-65 bk65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LOWER( CONCATENATE(MID([.A117]; 1; 1); MID([.B117]; 1; 1); MID([.C117]; 7; 2)))" office:value-type="string" office:string-value="im67" calcext:value-type="string">
            <text:p>im67</text:p>
          </table:table-cell>
          <table:table-cell table:formula="of:=CONCATENATE([.B117]; &quot; &quot;;  [.A117]; &quot; &quot;;  [.C117]; &quot; &quot;; [.F117])" office:value-type="string" office:string-value="Michal Inglot 02-09-67 im67" calcext:value-type="string">
            <text:p>Michal Inglot 02-09-67 im67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LOWER( CONCATENATE(MID([.A118]; 1; 1); MID([.B118]; 1; 1); MID([.C118]; 7; 2)))" office:value-type="string" office:string-value="ms63" calcext:value-type="string">
            <text:p>ms63</text:p>
          </table:table-cell>
          <table:table-cell table:formula="of:=CONCATENATE([.B118]; &quot; &quot;;  [.A118]; &quot; &quot;;  [.C118]; &quot; &quot;; [.F118])" office:value-type="string" office:string-value="Stanislaw Magierowicz 12-01-63 ms63" calcext:value-type="string">
            <text:p>Stanislaw Magierowicz 12-01-63 ms63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LOWER( CONCATENATE(MID([.A119]; 1; 1); MID([.B119]; 1; 1); MID([.C119]; 7; 2)))" office:value-type="string" office:string-value="ms62" calcext:value-type="string">
            <text:p>ms62</text:p>
          </table:table-cell>
          <table:table-cell table:formula="of:=CONCATENATE([.B119]; &quot; &quot;;  [.A119]; &quot; &quot;;  [.C119]; &quot; &quot;; [.F119])" office:value-type="string" office:string-value="Stanislaw Myslicki 11-08-62 ms62" calcext:value-type="string">
            <text:p>Stanislaw Myslicki 11-08-62 ms62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LOWER( CONCATENATE(MID([.A120]; 1; 1); MID([.B120]; 1; 1); MID([.C120]; 7; 2)))" office:value-type="string" office:string-value="rs64" calcext:value-type="string">
            <text:p>rs64</text:p>
          </table:table-cell>
          <table:table-cell table:formula="of:=CONCATENATE([.B120]; &quot; &quot;;  [.A120]; &quot; &quot;;  [.C120]; &quot; &quot;; [.F120])" office:value-type="string" office:string-value="Stefan Rengifo 30-04-64 rs64" calcext:value-type="string">
            <text:p>Stefan Rengifo 30-04-64 rs64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LOWER( CONCATENATE(MID([.A121]; 1; 1); MID([.B121]; 1; 1); MID([.C121]; 7; 2)))" office:value-type="string" office:string-value="sz65" calcext:value-type="string">
            <text:p>sz65</text:p>
          </table:table-cell>
          <table:table-cell table:formula="of:=CONCATENATE([.B121]; &quot; &quot;;  [.A121]; &quot; &quot;;  [.C121]; &quot; &quot;; [.F121])" office:value-type="string" office:string-value="Zenon Sasim 25-12-65 sz65" calcext:value-type="string">
            <text:p>Zenon Sasim 25-12-65 sz65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 CONCATENATE(MID([.A122]; 1; 1); MID([.B122]; 1; 1); MID([.C122]; 7; 2)))" office:value-type="string" office:string-value="sm55" calcext:value-type="string">
            <text:p>sm55</text:p>
          </table:table-cell>
          <table:table-cell table:formula="of:=CONCATENATE([.B122]; &quot; &quot;;  [.A122]; &quot; &quot;;  [.C122]; &quot; &quot;; [.F122])" office:value-type="string" office:string-value="Marzena Stopyra 26-11-55 sm55" calcext:value-type="string">
            <text:p>Marzena Stopyra 26-11-55 sm55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LOWER( CONCATENATE(MID([.A123]; 1; 1); MID([.B123]; 1; 1); MID([.C123]; 7; 2)))" office:value-type="string" office:string-value="gk59" calcext:value-type="string">
            <text:p>gk59</text:p>
          </table:table-cell>
          <table:table-cell table:formula="of:=CONCATENATE([.B123]; &quot; &quot;;  [.A123]; &quot; &quot;;  [.C123]; &quot; &quot;; [.F123])" office:value-type="string" office:string-value="Karol Golanczyk 27-03-59 gk59" calcext:value-type="string">
            <text:p>Karol Golanczyk 27-03-59 gk59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LOWER( CONCATENATE(MID([.A124]; 1; 1); MID([.B124]; 1; 1); MID([.C124]; 7; 2)))" office:value-type="string" office:string-value="lk65" calcext:value-type="string">
            <text:p>lk65</text:p>
          </table:table-cell>
          <table:table-cell table:formula="of:=CONCATENATE([.B124]; &quot; &quot;;  [.A124]; &quot; &quot;;  [.C124]; &quot; &quot;; [.F124])" office:value-type="string" office:string-value="Kamil Ludziejewsk 28-12-65 lk65" calcext:value-type="string">
            <text:p>Kamil Ludziejewsk 28-12-65 lk65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LOWER( CONCATENATE(MID([.A125]; 1; 1); MID([.B125]; 1; 1); MID([.C125]; 7; 2)))" office:value-type="string" office:string-value="ik63" calcext:value-type="string">
            <text:p>ik63</text:p>
          </table:table-cell>
          <table:table-cell table:formula="of:=CONCATENATE([.B125]; &quot; &quot;;  [.A125]; &quot; &quot;;  [.C125]; &quot; &quot;; [.F125])" office:value-type="string" office:string-value="Katarzyna Iwaszko 26-02-63 ik63" calcext:value-type="string">
            <text:p>Katarzyna Iwaszko 26-02-63 ik63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LOWER( CONCATENATE(MID([.A126]; 1; 1); MID([.B126]; 1; 1); MID([.C126]; 7; 2)))" office:value-type="string" office:string-value="mm60" calcext:value-type="string">
            <text:p>mm60</text:p>
          </table:table-cell>
          <table:table-cell table:formula="of:=CONCATENATE([.B126]; &quot; &quot;;  [.A126]; &quot; &quot;;  [.C126]; &quot; &quot;; [.F126])" office:value-type="string" office:string-value="Michal Muraszkowsk 30-10-60 mm60" calcext:value-type="string">
            <text:p>Michal Muraszkowsk 30-10-60 mm60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LOWER( CONCATENATE(MID([.A127]; 1; 1); MID([.B127]; 1; 1); MID([.C127]; 7; 2)))" office:value-type="string" office:string-value="gk70" calcext:value-type="string">
            <text:p>gk70</text:p>
          </table:table-cell>
          <table:table-cell table:formula="of:=CONCATENATE([.B127]; &quot; &quot;;  [.A127]; &quot; &quot;;  [.C127]; &quot; &quot;; [.F127])" office:value-type="string" office:string-value="Kazimierz Grzegorczyk 10-05-70 gk70" calcext:value-type="string">
            <text:p>Kazimierz Grzegorczyk 10-05-70 gk70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LOWER( CONCATENATE(MID([.A128]; 1; 1); MID([.B128]; 1; 1); MID([.C128]; 7; 2)))" office:value-type="string" office:string-value="km63" calcext:value-type="string">
            <text:p>km63</text:p>
          </table:table-cell>
          <table:table-cell table:formula="of:=CONCATENATE([.B128]; &quot; &quot;;  [.A128]; &quot; &quot;;  [.C128]; &quot; &quot;; [.F128])" office:value-type="string" office:string-value="Monika Kurylek 20-07-63 km63" calcext:value-type="string">
            <text:p>Monika Kurylek 20-07-63 km63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LOWER( CONCATENATE(MID([.A129]; 1; 1); MID([.B129]; 1; 1); MID([.C129]; 7; 2)))" office:value-type="string" office:string-value="ak57" calcext:value-type="string">
            <text:p>ak57</text:p>
          </table:table-cell>
          <table:table-cell table:formula="of:=CONCATENATE([.B129]; &quot; &quot;;  [.A129]; &quot; &quot;;  [.C129]; &quot; &quot;; [.F129])" office:value-type="string" office:string-value="Karolina Abak 10-06-57 ak57" calcext:value-type="string">
            <text:p>Karolina Abak 10-06-57 ak57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LOWER( CONCATENATE(MID([.A130]; 1; 1); MID([.B130]; 1; 1); MID([.C130]; 7; 2)))" office:value-type="string" office:string-value="sa67" calcext:value-type="string">
            <text:p>sa67</text:p>
          </table:table-cell>
          <table:table-cell table:formula="of:=CONCATENATE([.B130]; &quot; &quot;;  [.A130]; &quot; &quot;;  [.C130]; &quot; &quot;; [.F130])" office:value-type="string" office:string-value="Adam Susel 13-05-67 sa67" calcext:value-type="string">
            <text:p>Adam Susel 13-05-67 sa67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LOWER( CONCATENATE(MID([.A131]; 1; 1); MID([.B131]; 1; 1); MID([.C131]; 7; 2)))" office:value-type="string" office:string-value="bs70" calcext:value-type="string">
            <text:p>bs70</text:p>
          </table:table-cell>
          <table:table-cell table:formula="of:=CONCATENATE([.B131]; &quot; &quot;;  [.A131]; &quot; &quot;;  [.C131]; &quot; &quot;; [.F131])" office:value-type="string" office:string-value="Stefan Bosman 01-01-70 bs70" calcext:value-type="string">
            <text:p>Stefan Bosman 01-01-70 bs7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LOWER( CONCATENATE(MID([.A132]; 1; 1); MID([.B132]; 1; 1); MID([.C132]; 7; 2)))" office:value-type="string" office:string-value="bs66" calcext:value-type="string">
            <text:p>bs66</text:p>
          </table:table-cell>
          <table:table-cell table:formula="of:=CONCATENATE([.B132]; &quot; &quot;;  [.A132]; &quot; &quot;;  [.C132]; &quot; &quot;; [.F132])" office:value-type="string" office:string-value="Stanislaw Boss 26-03-66 bs66" calcext:value-type="string">
            <text:p>Stanislaw Boss 26-03-66 bs66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LOWER( CONCATENATE(MID([.A133]; 1; 1); MID([.B133]; 1; 1); MID([.C133]; 7; 2)))" office:value-type="string" office:string-value="kj68" calcext:value-type="string">
            <text:p>kj68</text:p>
          </table:table-cell>
          <table:table-cell table:formula="of:=CONCATENATE([.B133]; &quot; &quot;;  [.A133]; &quot; &quot;;  [.C133]; &quot; &quot;; [.F133])" office:value-type="string" office:string-value="Jan Kildare 27-02-68 kj68" calcext:value-type="string">
            <text:p>Jan Kildare 27-02-68 kj68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LOWER( CONCATENATE(MID([.A134]; 1; 1); MID([.B134]; 1; 1); MID([.C134]; 7; 2)))" office:value-type="string" office:string-value="gj66" calcext:value-type="string">
            <text:p>gj66</text:p>
          </table:table-cell>
          <table:table-cell table:formula="of:=CONCATENATE([.B134]; &quot; &quot;;  [.A134]; &quot; &quot;;  [.C134]; &quot; &quot;; [.F134])" office:value-type="string" office:string-value="Jakub Gigant 16-11-66 gj66" calcext:value-type="string">
            <text:p>Jakub Gigant 16-11-66 gj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LOWER( CONCATENATE(MID([.A135]; 1; 1); MID([.B135]; 1; 1); MID([.C135]; 7; 2)))" office:value-type="string" office:string-value="pg63" calcext:value-type="string">
            <text:p>pg63</text:p>
          </table:table-cell>
          <table:table-cell table:formula="of:=CONCATENATE([.B135]; &quot; &quot;;  [.A135]; &quot; &quot;;  [.C135]; &quot; &quot;; [.F135])" office:value-type="string" office:string-value="Grzegorz Potocki 22-12-63 pg63" calcext:value-type="string">
            <text:p>Grzegorz Potocki 22-12-63 pg63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LOWER( CONCATENATE(MID([.A136]; 1; 1); MID([.B136]; 1; 1); MID([.C136]; 7; 2)))" office:value-type="string" office:string-value="hg68" calcext:value-type="string">
            <text:p>hg68</text:p>
          </table:table-cell>
          <table:table-cell table:formula="of:=CONCATENATE([.B136]; &quot; &quot;;  [.A136]; &quot; &quot;;  [.C136]; &quot; &quot;; [.F136])" office:value-type="string" office:string-value="Grzegorz Holmes 30-06-68 hg68" calcext:value-type="string">
            <text:p>Grzegorz Holmes 30-06-68 hg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LOWER( CONCATENATE(MID([.A137]; 1; 1); MID([.B137]; 1; 1); MID([.C137]; 7; 2)))" office:value-type="string" office:string-value="kd66" calcext:value-type="string">
            <text:p>kd66</text:p>
          </table:table-cell>
          <table:table-cell table:formula="of:=CONCATENATE([.B137]; &quot; &quot;;  [.A137]; &quot; &quot;;  [.C137]; &quot; &quot;; [.F137])" office:value-type="string" office:string-value="Dariusz Kmicic 10-08-66 kd66" calcext:value-type="string">
            <text:p>Dariusz Kmicic 10-08-66 kd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LOWER( CONCATENATE(MID([.A138]; 1; 1); MID([.B138]; 1; 1); MID([.C138]; 7; 2)))" office:value-type="string" office:string-value="rb68" calcext:value-type="string">
            <text:p>rb68</text:p>
          </table:table-cell>
          <table:table-cell table:formula="of:=CONCATENATE([.B138]; &quot; &quot;;  [.A138]; &quot; &quot;;  [.C138]; &quot; &quot;; [.F138])" office:value-type="string" office:string-value="Bohdan Rozny 22-01-68 rb68" calcext:value-type="string">
            <text:p>Bohdan Rozny 22-01-68 rb68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LOWER( CONCATENATE(MID([.A139]; 1; 1); MID([.B139]; 1; 1); MID([.C139]; 7; 2)))" office:value-type="string" office:string-value="ib66" calcext:value-type="string">
            <text:p>ib66</text:p>
          </table:table-cell>
          <table:table-cell table:formula="of:=CONCATENATE([.B139]; &quot; &quot;;  [.A139]; &quot; &quot;;  [.C139]; &quot; &quot;; [.F139])" office:value-type="string" office:string-value="Bogdan Inny 07-06-66 ib66" calcext:value-type="string">
            <text:p>Bogdan Inny 07-06-66 ib66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LOWER( CONCATENATE(MID([.A140]; 1; 1); MID([.B140]; 1; 1); MID([.C140]; 7; 2)))" office:value-type="string" office:string-value="ab73" calcext:value-type="string">
            <text:p>ab73</text:p>
          </table:table-cell>
          <table:table-cell table:formula="of:=CONCATENATE([.B140]; &quot; &quot;;  [.A140]; &quot; &quot;;  [.C140]; &quot; &quot;; [.F140])" office:value-type="string" office:string-value="Barbara Adaszynska 01-03-73 ab73" calcext:value-type="string">
            <text:p>Barbara Adaszynska 01-03-73 ab73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LOWER( CONCATENATE(MID([.A141]; 1; 1); MID([.B141]; 1; 1); MID([.C141]; 7; 2)))" office:value-type="string" office:string-value="cs75" calcext:value-type="string">
            <text:p>cs75</text:p>
          </table:table-cell>
          <table:table-cell table:formula="of:=CONCATENATE([.B141]; &quot; &quot;;  [.A141]; &quot; &quot;;  [.C141]; &quot; &quot;; [.F141])" office:value-type="string" office:string-value="Sebastian Cebula 11-02-75 cs75" calcext:value-type="string">
            <text:p>Sebastian Cebula 11-02-75 cs75</text:p>
          </table:table-cell>
        </table:table-row>
        <table:table-row table:style-name="ro1" table:number-rows-repeated="10484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 table:visibility="filter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Data urodzenia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Stanowisko</text:p>
          </table:table-cell>
          <table:table-cell/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CONCATENATE([.B6]; &quot; &quot;; [.A6])" office:value-type="string" office:string-value="Roman Mieta" calcext:value-type="string">
            <text:p>Roman Miet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CONCATENATE([.B16]; &quot; &quot;; [.A16])" office:value-type="string" office:string-value="Stefan Inny" calcext:value-type="string">
            <text:p>Stefan Inny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CONCATENATE([.B31]; &quot; &quot;; [.A31])" office:value-type="string" office:string-value="Bogdan Kmicic" calcext:value-type="string">
            <text:p>Bogdan Kmicic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CONCATENATE([.B49]; &quot; &quot;; [.A49])" office:value-type="string" office:string-value="Maryla Zysk" calcext:value-type="string">
            <text:p>Maryla Zys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/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/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CONCATENATE([.B74]; &quot; &quot;; [.A74])" office:value-type="string" office:string-value="Anna Gates" calcext:value-type="string">
            <text:p>Anna Gates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/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/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/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/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/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/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CONCATENATE([.B120]; &quot; &quot;; [.A120])" office:value-type="string" office:string-value="Stefan Rengifo" calcext:value-type="string">
            <text:p>Stefan Rengifo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CONCATENATE([.B129]; &quot; &quot;; [.A129])" office:value-type="string" office:string-value="Karolina Abak" calcext:value-type="string">
            <text:p>Karolina Aba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CONCATENATE([.B139]; &quot; &quot;; [.A139])" office:value-type="string" office:string-value="Bogdan Inny" calcext:value-type="string">
            <text:p>Bogdan Inny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/>
        </table:table-row>
      </table:table>
      <table:named-expressions/>
      <table:database-ranges>
        <table:database-range table:name="__Anonymous_Sheet_DB__0" table:target-range-address="Origin.A1:Origin.E141" table:contains-header="false"/>
        <table:database-range table:name="__Anonymous_Sheet_DB__1" table:target-range-address="ZadanieA.A1:ZadanieA.E141" table:display-filter-buttons="true">
          <table:filter>
            <table:filter-or>
              <table:filter-condition table:value="B" table:operator="begins-with" table:field-number="3"/>
              <table:filter-condition table:value="G" table:operator="begins-with" table:field-number="3"/>
            </table:filter-or>
          </table:filter>
        </table:database-range>
        <table:database-range table:name="__Anonymous_Sheet_DB__2" table:target-range-address="ZadanieB.A1:ZadanieB.E141" table:contains-header="false"/>
        <table:database-range table:name="__Anonymous_Sheet_DB__3" table:target-range-address="ZadanieC.A1:ZadanieC.E141" table:contains-header="false">
          <table:filter>
            <table:filter-and>
              <table:filter-condition table:value="grafik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14:32:07.53256105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2-05T14:42:40.651137961</dc:date>
    <meta:editing-duration>PT10M31S</meta:editing-duration>
    <meta:editing-cycles>6</meta:editing-cycles>
    <meta:document-statistic meta:table-count="4" meta:cell-count="3110" meta:object-count="0"/>
  </office:meta>
</office:document-meta>
</file>